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47.3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34.95pt"/>
    </style:style>
    <style:style style:name="co9" style:family="table-column">
      <style:table-column-properties fo:break-before="auto" style:column-width="56.61pt"/>
    </style:style>
    <style:style style:name="co10" style:family="table-column">
      <style:table-column-properties fo:break-before="auto" style:column-width="162.34pt"/>
    </style:style>
    <style:style style:name="co11" style:family="table-column">
      <style:table-column-properties fo:break-before="auto" style:column-width="60.4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f819e"/>
    </style:style>
    <style:style style:name="ce3" style:family="table-cell" style:parent-style-name="Default" style:data-style-name="N10"/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none" fo:background-color="#bf819e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bf819e" fo:border-left="0.74pt solid #000000" fo:border-right="none" fo:border-top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actoryProd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in1</text:p>
          </table:table-cell>
          <table:table-cell office:value-type="string" calcext:value-type="string">
            <text:p>in1type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in2type</text:p>
          </table:table-cell>
          <table:table-cell table:style-name="ce4" office:value-type="string" calcext:value-type="string">
            <text:p>out1</text:p>
          </table:table-cell>
          <table:table-cell office:value-type="string" calcext:value-type="string">
            <text:p>out1type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out2type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out3type</text:p>
          </table:table-cell>
          <table:table-cell office:value-type="string" calcext:value-type="string">
            <text:p>upkeepFlunds</text:p>
          </table:table-cell>
          <table:table-cell office:value-type="string" calcext:value-type="string">
            <text:p>power</text:p>
          </table:table-cell>
          <table:table-cell table:style-name="ce4" office:value-type="string" calcext:value-type="string">
            <text:p>in1cost</text:p>
          </table:table-cell>
          <table:table-cell office:value-type="string" calcext:value-type="string">
            <text:p>in2cost</text:p>
          </table:table-cell>
          <table:table-cell office:value-type="string" calcext:value-type="string">
            <text:p>out1val</text:p>
          </table:table-cell>
          <table:table-cell office:value-type="string" calcext:value-type="string">
            <text:p>out2val</text:p>
          </table:table-cell>
          <table:table-cell office:value-type="string" calcext:value-type="string">
            <text:p>out3val</text:p>
          </table:table-cell>
          <table:table-cell table:style-name="ce4" office:value-type="string" calcext:value-type="string">
            <text:p>TotalCosts</text:p>
          </table:table-cell>
          <table:table-cell office:value-type="string" calcext:value-type="string">
            <text:p>TotalCostsWithServicesAnd2Roads</text:p>
          </table:table-cell>
          <table:table-cell office:value-type="string" calcext:value-type="string">
            <text:p>TotalOutput</text:p>
          </table:table-cell>
          <table:table-cell table:style-name="ce8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mountainironmine</text:p>
          </table:table-cell>
          <table:table-cell table:style-name="Default"/>
          <table:table-cell table:number-columns-repeated="3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iron</text:p>
          </table:table-cell>
          <table:table-cell table:number-columns-repeated="4"/>
          <table:table-cell table:style-name="ce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4" table:formula="of:=IFNA(VLOOKUP([.C2];[.$A$33:.$C$108];IF([.$B$30]=1;3;2);0);0)*[.B2]" office:value-type="float" office:value="0" calcext:value-type="float">
            <text:p>0</text:p>
          </table:table-cell>
          <table:table-cell table:formula="of:=IFNA(VLOOKUP([.E2];[.$A$33:.$C$108];IF([.$B$30]=1;3;2);0);0)*[.D2]" office:value-type="float" office:value="0" calcext:value-type="float">
            <text:p>0</text:p>
          </table:table-cell>
          <table:table-cell table:formula="of:=IFNA(VLOOKUP([.G2];[.$A$33:.$C$108];IF([.$B$29]=1;2;3);0);0)*[.F2]" office:value-type="float" office:value="6" calcext:value-type="float">
            <text:p>6</text:p>
          </table:table-cell>
          <table:table-cell table:formula="of:=IFNA(VLOOKUP([.I2];[.$A$33:.$C$108];IF([.$B$29]=1;2;3);0);0)*[.H2]" office:value-type="float" office:value="0" calcext:value-type="float">
            <text:p>0</text:p>
          </table:table-cell>
          <table:table-cell table:formula="of:=IFNA(VLOOKUP([.K2];[.$A$33:.$C$108];IF([.$B$29]=1;2;3);0);0)*[.J2]" office:value-type="float" office:value="0" calcext:value-type="float">
            <text:p>0</text:p>
          </table:table-cell>
          <table:table-cell table:style-name="ce4" table:formula="of:=[.N2]*4+[.O2]*4+[.L2]*4+[.M2]*[.$F$33]" office:value-type="float" office:value="1" calcext:value-type="float">
            <text:p>1</text:p>
          </table:table-cell>
          <table:table-cell table:formula="of:=[.S2]+[.$F$29]+[.$F$30]+[.$F$31]+[.$F$32]*2" office:value-type="float" office:value="13.8" calcext:value-type="float">
            <text:p>13.8</text:p>
          </table:table-cell>
          <table:table-cell table:formula="of:=[.P2]*4+[.Q2]*4+[.R2]*4" office:value-type="float" office:value="24" calcext:value-type="float">
            <text:p>24</text:p>
          </table:table-cell>
          <table:table-cell table:style-name="ce9" table:formula="of:=[.U2]-[.T2]"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quarry</text:p>
          </table:table-cell>
          <table:table-cell table:style-name="Default"/>
          <table:table-cell table:number-columns-repeated="3"/>
          <table:table-cell table:style-name="ce5" office:value-type="float" office:value="1.5" calcext:value-type="float">
            <text:p>1.5</text:p>
          </table:table-cell>
          <table:table-cell office:value-type="string" calcext:value-type="string">
            <text:p>stone</text:p>
          </table:table-cell>
          <table:table-cell table:number-columns-repeated="4"/>
          <table:table-cell table:style-name="ce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4" table:formula="of:=IFNA(VLOOKUP([.C3];[.$A$33:.$C$108];IF([.$B$30]=1;3;2);0);0)*[.B3]" office:value-type="float" office:value="0" calcext:value-type="float">
            <text:p>0</text:p>
          </table:table-cell>
          <table:table-cell table:formula="of:=IFNA(VLOOKUP([.E3];[.$A$33:.$C$108];IF([.$B$30]=1;3;2);0);0)*[.D3]" office:value-type="float" office:value="0" calcext:value-type="float">
            <text:p>0</text:p>
          </table:table-cell>
          <table:table-cell table:formula="of:=IFNA(VLOOKUP([.G3];[.$A$33:.$C$108];IF([.$B$29]=1;2;3);0);0)*[.F3]" office:value-type="float" office:value="7.5" calcext:value-type="float">
            <text:p>7.5</text:p>
          </table:table-cell>
          <table:table-cell table:formula="of:=IFNA(VLOOKUP([.I3];[.$A$33:.$C$108];IF([.$B$29]=1;2;3);0);0)*[.H3]" office:value-type="float" office:value="0" calcext:value-type="float">
            <text:p>0</text:p>
          </table:table-cell>
          <table:table-cell table:formula="of:=IFNA(VLOOKUP([.K3];[.$A$33:.$C$108];IF([.$B$29]=1;2;3);0);0)*[.J3]" office:value-type="float" office:value="0" calcext:value-type="float">
            <text:p>0</text:p>
          </table:table-cell>
          <table:table-cell table:style-name="ce4" table:formula="of:=[.N3]*4+[.O3]*4+[.L3]*4+[.M3]*[.$F$33]" office:value-type="float" office:value="2" calcext:value-type="float">
            <text:p>2</text:p>
          </table:table-cell>
          <table:table-cell table:formula="of:=[.S3]+[.$F$29]+[.$F$30]+[.$F$31]+[.$F$32]*2" office:value-type="float" office:value="14.8" calcext:value-type="float">
            <text:p>14.8</text:p>
          </table:table-cell>
          <table:table-cell table:formula="of:=[.P3]*4+[.Q3]*4+[.R3]*4" office:value-type="float" office:value="30" calcext:value-type="float">
            <text:p>30</text:p>
          </table:table-cell>
          <table:table-cell table:style-name="ce9" table:formula="of:=[.U3]-[.T3]" office:value-type="float" office:value="15.2" calcext:value-type="float">
            <text:p>15.2</text:p>
          </table:table-cell>
        </table:table-row>
        <table:table-row table:style-name="ro1">
          <table:table-cell office:value-type="string" calcext:value-type="string">
            <text:p>cementmill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stone</text:p>
          </table:table-cell>
          <table:table-cell table:number-columns-repeated="2"/>
          <table:table-cell table:style-name="ce5" office:value-type="float" office:value="3.5" calcext:value-type="float">
            <text:p>3.5</text:p>
          </table:table-cell>
          <table:table-cell office:value-type="string" calcext:value-type="string">
            <text:p>concrete</text:p>
          </table:table-cell>
          <table:table-cell table:number-columns-repeated="4"/>
          <table:table-cell table:style-name="ce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4" table:formula="of:=IFNA(VLOOKUP([.C4];[.$A$33:.$C$108];IF([.$B$30]=1;3;2);0);0)*[.B4]" office:value-type="float" office:value="3" calcext:value-type="float">
            <text:p>3</text:p>
          </table:table-cell>
          <table:table-cell table:formula="of:=IFNA(VLOOKUP([.E4];[.$A$33:.$C$108];IF([.$B$30]=1;3;2);0);0)*[.D4]" office:value-type="float" office:value="0" calcext:value-type="float">
            <text:p>0</text:p>
          </table:table-cell>
          <table:table-cell table:formula="of:=IFNA(VLOOKUP([.G4];[.$A$33:.$C$108];IF([.$B$29]=1;2;3);0);0)*[.F4]" office:value-type="float" office:value="10.5" calcext:value-type="float">
            <text:p>10.5</text:p>
          </table:table-cell>
          <table:table-cell table:formula="of:=IFNA(VLOOKUP([.I4];[.$A$33:.$C$108];IF([.$B$29]=1;2;3);0);0)*[.H4]" office:value-type="float" office:value="0" calcext:value-type="float">
            <text:p>0</text:p>
          </table:table-cell>
          <table:table-cell table:formula="of:=IFNA(VLOOKUP([.K4];[.$A$33:.$C$108];IF([.$B$29]=1;2;3);0);0)*[.J4]" office:value-type="float" office:value="0" calcext:value-type="float">
            <text:p>0</text:p>
          </table:table-cell>
          <table:table-cell table:style-name="ce4" table:formula="of:=[.N4]*4+[.O4]*4+[.L4]*4+[.M4]*[.$F$33]" office:value-type="float" office:value="14.56" calcext:value-type="float">
            <text:p>14.56</text:p>
          </table:table-cell>
          <table:table-cell table:formula="of:=[.S4]+[.$F$29]+[.$F$30]+[.$F$31]+[.$F$32]*2" office:value-type="float" office:value="27.36" calcext:value-type="float">
            <text:p>27.36</text:p>
          </table:table-cell>
          <table:table-cell table:formula="of:=[.P4]*4+[.Q4]*4+[.R4]*4" office:value-type="float" office:value="42" calcext:value-type="float">
            <text:p>42</text:p>
          </table:table-cell>
          <table:table-cell table:style-name="ce9" table:formula="of:=[.U4]-[.T4]" office:value-type="float" office:value="14.64" calcext:value-type="float">
            <text:p>14.64</text:p>
          </table:table-cell>
        </table:table-row>
        <table:table-row table:style-name="ro1">
          <table:table-cell office:value-type="string" calcext:value-type="string">
            <text:p>verticalcoppermine</text:p>
          </table:table-cell>
          <table:table-cell table:style-name="Default"/>
          <table:table-cell table:number-columns-repeated="3"/>
          <table:table-cell table:style-name="ce5" office:value-type="float" office:value="1.5" calcext:value-type="float">
            <text:p>1.5</text:p>
          </table:table-cell>
          <table:table-cell office:value-type="string" calcext:value-type="string">
            <text:p>copper</text:p>
          </table:table-cell>
          <table:table-cell table:number-columns-repeated="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 table:style-name="ce4" table:formula="of:=IFNA(VLOOKUP([.C5];[.$A$33:.$C$108];IF([.$B$30]=1;3;2);0);0)*[.B5]" office:value-type="float" office:value="0" calcext:value-type="float">
            <text:p>0</text:p>
          </table:table-cell>
          <table:table-cell table:formula="of:=IFNA(VLOOKUP([.E5];[.$A$33:.$C$108];IF([.$B$30]=1;3;2);0);0)*[.D5]" office:value-type="float" office:value="0" calcext:value-type="float">
            <text:p>0</text:p>
          </table:table-cell>
          <table:table-cell table:formula="of:=IFNA(VLOOKUP([.G5];[.$A$33:.$C$108];IF([.$B$29]=1;2;3);0);0)*[.F5]" office:value-type="float" office:value="6" calcext:value-type="float">
            <text:p>6</text:p>
          </table:table-cell>
          <table:table-cell table:formula="of:=IFNA(VLOOKUP([.I5];[.$A$33:.$C$108];IF([.$B$29]=1;2;3);0);0)*[.H5]" office:value-type="float" office:value="0" calcext:value-type="float">
            <text:p>0</text:p>
          </table:table-cell>
          <table:table-cell table:formula="of:=IFNA(VLOOKUP([.K5];[.$A$33:.$C$108];IF([.$B$29]=1;2;3);0);0)*[.J5]" office:value-type="float" office:value="0" calcext:value-type="float">
            <text:p>0</text:p>
          </table:table-cell>
          <table:table-cell table:style-name="ce4" table:formula="of:=[.N5]*4+[.O5]*4+[.L5]*4+[.M5]*[.$F$33]" office:value-type="float" office:value="4.24" calcext:value-type="float">
            <text:p>4.24</text:p>
          </table:table-cell>
          <table:table-cell table:formula="of:=[.S5]+[.$F$29]+[.$F$30]+[.$F$31]+[.$F$32]*2" office:value-type="float" office:value="17.04" calcext:value-type="float">
            <text:p>17.04</text:p>
          </table:table-cell>
          <table:table-cell table:formula="of:=[.P5]*4+[.Q5]*4+[.R5]*4" office:value-type="float" office:value="24" calcext:value-type="float">
            <text:p>24</text:p>
          </table:table-cell>
          <table:table-cell table:style-name="ce9" table:formula="of:=[.U5]-[.T5]"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sandcollector</text:p>
          </table:table-cell>
          <table:table-cell table:style-name="Default"/>
          <table:table-cell table:number-columns-repeated="3"/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sand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4" table:formula="of:=IFNA(VLOOKUP([.C6];[.$A$33:.$C$108];IF([.$B$30]=1;3;2);0);0)*[.B6]" office:value-type="float" office:value="0" calcext:value-type="float">
            <text:p>0</text:p>
          </table:table-cell>
          <table:table-cell table:formula="of:=IFNA(VLOOKUP([.E6];[.$A$33:.$C$108];IF([.$B$30]=1;3;2);0);0)*[.D6]" office:value-type="float" office:value="0" calcext:value-type="float">
            <text:p>0</text:p>
          </table:table-cell>
          <table:table-cell table:formula="of:=IFNA(VLOOKUP([.G6];[.$A$33:.$C$108];IF([.$B$29]=1;2;3);0);0)*[.F6]" office:value-type="float" office:value="7.5" calcext:value-type="float">
            <text:p>7.5</text:p>
          </table:table-cell>
          <table:table-cell table:formula="of:=IFNA(VLOOKUP([.I6];[.$A$33:.$C$108];IF([.$B$29]=1;2;3);0);0)*[.H6]" office:value-type="float" office:value="0" calcext:value-type="float">
            <text:p>0</text:p>
          </table:table-cell>
          <table:table-cell table:formula="of:=IFNA(VLOOKUP([.K6];[.$A$33:.$C$108];IF([.$B$29]=1;2;3);0);0)*[.J6]" office:value-type="float" office:value="0" calcext:value-type="float">
            <text:p>0</text:p>
          </table:table-cell>
          <table:table-cell table:style-name="ce4" table:formula="of:=[.N6]*4+[.O6]*4+[.L6]*4+[.M6]*[.$F$33]" office:value-type="float" office:value="4.56" calcext:value-type="float">
            <text:p>4.56</text:p>
          </table:table-cell>
          <table:table-cell table:formula="of:=[.S6]+[.$F$29]+[.$F$30]+[.$F$31]+[.$F$32]*2" office:value-type="float" office:value="17.36" calcext:value-type="float">
            <text:p>17.36</text:p>
          </table:table-cell>
          <table:table-cell table:formula="of:=[.P6]*4+[.Q6]*4+[.R6]*4" office:value-type="float" office:value="30" calcext:value-type="float">
            <text:p>30</text:p>
          </table:table-cell>
          <table:table-cell table:style-name="ce9" table:formula="of:=[.U6]-[.T6]" office:value-type="float" office:value="12.64" calcext:value-type="float">
            <text:p>12.64</text:p>
          </table:table-cell>
        </table:table-row>
        <table:table-row table:style-name="ro1">
          <table:table-cell office:value-type="string" calcext:value-type="string">
            <text:p>glasswork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nd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gla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4" table:formula="of:=IFNA(VLOOKUP([.C7];[.$A$33:.$C$108];IF([.$B$30]=1;3;2);0);0)*[.B7]" office:value-type="float" office:value="3" calcext:value-type="float">
            <text:p>3</text:p>
          </table:table-cell>
          <table:table-cell table:formula="of:=IFNA(VLOOKUP([.E7];[.$A$33:.$C$108];IF([.$B$30]=1;3;2);0);0)*[.D7]" office:value-type="float" office:value="0" calcext:value-type="float">
            <text:p>0</text:p>
          </table:table-cell>
          <table:table-cell table:formula="of:=IFNA(VLOOKUP([.G7];[.$A$33:.$C$108];IF([.$B$29]=1;2;3);0);0)*[.F7]" office:value-type="float" office:value="11" calcext:value-type="float">
            <text:p>11</text:p>
          </table:table-cell>
          <table:table-cell table:formula="of:=IFNA(VLOOKUP([.I7];[.$A$33:.$C$108];IF([.$B$29]=1;2;3);0);0)*[.H7]" office:value-type="float" office:value="0" calcext:value-type="float">
            <text:p>0</text:p>
          </table:table-cell>
          <table:table-cell table:formula="of:=IFNA(VLOOKUP([.K7];[.$A$33:.$C$108];IF([.$B$29]=1;2;3);0);0)*[.J7]" office:value-type="float" office:value="0" calcext:value-type="float">
            <text:p>0</text:p>
          </table:table-cell>
          <table:table-cell table:style-name="ce4" table:formula="of:=[.N7]*4+[.O7]*4+[.L7]*4+[.M7]*[.$F$33]" office:value-type="float" office:value="19.36" calcext:value-type="float">
            <text:p>19.36</text:p>
          </table:table-cell>
          <table:table-cell table:formula="of:=[.S7]+[.$F$29]+[.$F$30]+[.$F$31]+[.$F$32]*2" office:value-type="float" office:value="32.16" calcext:value-type="float">
            <text:p>32.16</text:p>
          </table:table-cell>
          <table:table-cell table:formula="of:=[.P7]*4+[.Q7]*4+[.R7]*4" office:value-type="float" office:value="44" calcext:value-type="float">
            <text:p>44</text:p>
          </table:table-cell>
          <table:table-cell table:style-name="ce9" table:formula="of:=[.U7]-[.T7]" office:value-type="float" office:value="11.84" calcext:value-type="float">
            <text:p>11.84</text:p>
          </table:table-cell>
        </table:table-row>
        <table:table-row table:style-name="ro1">
          <table:table-cell office:value-type="string" calcext:value-type="string">
            <text:p>siliconrefinery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sand</text:p>
          </table:table-cell>
          <table:table-cell table:number-columns-repeated="2"/>
          <table:table-cell table:style-name="ce6" office:value-type="float" office:value="1.25" calcext:value-type="float">
            <text:p>1.25</text:p>
          </table:table-cell>
          <table:table-cell office:value-type="string" calcext:value-type="string">
            <text:p>silicon</text:p>
          </table:table-cell>
          <table:table-cell table:number-columns-repeated="4"/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4" calcext:value-type="float">
            <text:p>4</text:p>
          </table:table-cell>
          <table:table-cell table:style-name="ce4" table:formula="of:=IFNA(VLOOKUP([.C8];[.$A$33:.$C$108];IF([.$B$30]=1;3;2);0);0)*[.B8]" office:value-type="float" office:value="3.5" calcext:value-type="float">
            <text:p>3.5</text:p>
          </table:table-cell>
          <table:table-cell table:formula="of:=IFNA(VLOOKUP([.E8];[.$A$33:.$C$108];IF([.$B$30]=1;3;2);0);0)*[.D8]" office:value-type="float" office:value="0" calcext:value-type="float">
            <text:p>0</text:p>
          </table:table-cell>
          <table:table-cell table:formula="of:=IFNA(VLOOKUP([.G8];[.$A$33:.$C$108];IF([.$B$29]=1;2;3);0);0)*[.F8]" office:value-type="float" office:value="10.625" calcext:value-type="float">
            <text:p>10.625</text:p>
          </table:table-cell>
          <table:table-cell table:formula="of:=IFNA(VLOOKUP([.I8];[.$A$33:.$C$108];IF([.$B$29]=1;2;3);0);0)*[.H8]" office:value-type="float" office:value="0" calcext:value-type="float">
            <text:p>0</text:p>
          </table:table-cell>
          <table:table-cell table:formula="of:=IFNA(VLOOKUP([.K8];[.$A$33:.$C$108];IF([.$B$29]=1;2;3);0);0)*[.J8]" office:value-type="float" office:value="0" calcext:value-type="float">
            <text:p>0</text:p>
          </table:table-cell>
          <table:table-cell table:style-name="ce4" table:formula="of:=[.N8]*4+[.O8]*4+[.L8]*4+[.M8]*[.$F$33]" office:value-type="float" office:value="21.24" calcext:value-type="float">
            <text:p>21.24</text:p>
          </table:table-cell>
          <table:table-cell table:formula="of:=[.S8]+[.$F$29]+[.$F$30]+[.$F$31]+[.$F$32]*2" office:value-type="float" office:value="34.04" calcext:value-type="float">
            <text:p>34.04</text:p>
          </table:table-cell>
          <table:table-cell table:formula="of:=[.P8]*4+[.Q8]*4+[.R8]*4" office:value-type="float" office:value="42.5" calcext:value-type="float">
            <text:p>42.5</text:p>
          </table:table-cell>
          <table:table-cell table:style-name="ce9" table:formula="of:=[.U8]-[.T8]" office:value-type="float" office:value="8.45999999999999" calcext:value-type="float">
            <text:p>8.45999999999999</text:p>
          </table:table-cell>
        </table:table-row>
        <table:table-row table:style-name="ro1">
          <table:table-cell office:value-type="string" calcext:value-type="string">
            <text:p>assemblyhouse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co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icon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electronics</text:p>
          </table:table-cell>
          <table:table-cell table:number-columns-repeated="4"/>
          <table:table-cell table:style-name="ce2" office:value-type="float" office:value="1.75" calcext:value-type="float">
            <text:p>1.75</text:p>
          </table:table-cell>
          <table:table-cell office:value-type="float" office:value="12" calcext:value-type="float">
            <text:p>12</text:p>
          </table:table-cell>
          <table:table-cell table:style-name="ce4" table:formula="of:=IFNA(VLOOKUP([.C9];[.$A$33:.$C$108];IF([.$B$30]=1;3;2);0);0)*[.B9]" office:value-type="float" office:value="3" calcext:value-type="float">
            <text:p>3</text:p>
          </table:table-cell>
          <table:table-cell table:formula="of:=IFNA(VLOOKUP([.E9];[.$A$33:.$C$108];IF([.$B$30]=1;3;2);0);0)*[.D9]" office:value-type="float" office:value="7" calcext:value-type="float">
            <text:p>7</text:p>
          </table:table-cell>
          <table:table-cell table:formula="of:=IFNA(VLOOKUP([.G9];[.$A$33:.$C$108];IF([.$B$29]=1;2;3);0);0)*[.F9]" office:value-type="float" office:value="20" calcext:value-type="float">
            <text:p>20</text:p>
          </table:table-cell>
          <table:table-cell table:formula="of:=IFNA(VLOOKUP([.I9];[.$A$33:.$C$108];IF([.$B$29]=1;2;3);0);0)*[.H9]" office:value-type="float" office:value="0" calcext:value-type="float">
            <text:p>0</text:p>
          </table:table-cell>
          <table:table-cell table:formula="of:=IFNA(VLOOKUP([.K9];[.$A$33:.$C$108];IF([.$B$29]=1;2;3);0);0)*[.J9]" office:value-type="float" office:value="0" calcext:value-type="float">
            <text:p>0</text:p>
          </table:table-cell>
          <table:table-cell table:style-name="ce4" table:formula="of:=[.N9]*4+[.O9]*4+[.L9]*4+[.M9]*[.$F$33]" office:value-type="float" office:value="53.72" calcext:value-type="float">
            <text:p>53.72</text:p>
          </table:table-cell>
          <table:table-cell table:formula="of:=[.S9]+[.$F$29]+[.$F$30]+[.$F$31]+[.$F$32]*2" office:value-type="float" office:value="66.52" calcext:value-type="float">
            <text:p>66.52</text:p>
          </table:table-cell>
          <table:table-cell table:formula="of:=[.P9]*4+[.Q9]*4+[.R9]*4" office:value-type="float" office:value="80" calcext:value-type="float">
            <text:p>80</text:p>
          </table:table-cell>
          <table:table-cell table:style-name="ce9" table:formula="of:=[.U9]-[.T9]" office:value-type="float" office:value="13.48" calcext:value-type="float">
            <text:p>13.48</text:p>
          </table:table-cell>
        </table:table-row>
        <table:table-row table:style-name="ro1">
          <table:table-cell office:value-type="string" calcext:value-type="string">
            <text:p>oilderrick</text:p>
          </table:table-cell>
          <table:table-cell table:style-name="Default"/>
          <table:table-cell table:number-columns-repeated="3"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oi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IFNA(VLOOKUP([.C10];[.$A$33:.$C$108];IF([.$B$30]=1;3;2);0);0)*[.B10]" office:value-type="float" office:value="0" calcext:value-type="float">
            <text:p>0</text:p>
          </table:table-cell>
          <table:table-cell table:formula="of:=IFNA(VLOOKUP([.E10];[.$A$33:.$C$108];IF([.$B$30]=1;3;2);0);0)*[.D10]" office:value-type="float" office:value="0" calcext:value-type="float">
            <text:p>0</text:p>
          </table:table-cell>
          <table:table-cell table:formula="of:=IFNA(VLOOKUP([.G10];[.$A$33:.$C$108];IF([.$B$29]=1;2;3);0);0)*[.F10]" office:value-type="float" office:value="8" calcext:value-type="float">
            <text:p>8</text:p>
          </table:table-cell>
          <table:table-cell table:formula="of:=IFNA(VLOOKUP([.I10];[.$A$33:.$C$108];IF([.$B$29]=1;2;3);0);0)*[.H10]" office:value-type="float" office:value="0" calcext:value-type="float">
            <text:p>0</text:p>
          </table:table-cell>
          <table:table-cell table:formula="of:=IFNA(VLOOKUP([.K10];[.$A$33:.$C$108];IF([.$B$29]=1;2;3);0);0)*[.J10]" office:value-type="float" office:value="0" calcext:value-type="float">
            <text:p>0</text:p>
          </table:table-cell>
          <table:table-cell table:style-name="ce4" table:formula="of:=[.N10]*4+[.O10]*4+[.L10]*4+[.M10]*[.$F$33]" office:value-type="float" office:value="5.12" calcext:value-type="float">
            <text:p>5.12</text:p>
          </table:table-cell>
          <table:table-cell table:formula="of:=[.S10]+[.$F$29]+[.$F$30]+[.$F$31]+[.$F$32]*2" office:value-type="float" office:value="17.92" calcext:value-type="float">
            <text:p>17.92</text:p>
          </table:table-cell>
          <table:table-cell table:formula="of:=[.P10]*4+[.Q10]*4+[.R10]*4" office:value-type="float" office:value="32" calcext:value-type="float">
            <text:p>32</text:p>
          </table:table-cell>
          <table:table-cell table:style-name="ce9" table:formula="of:=[.U10]-[.T10]" office:value-type="float" office:value="14.08" calcext:value-type="float">
            <text:p>14.08</text:p>
          </table:table-cell>
        </table:table-row>
        <table:table-row table:style-name="ro1">
          <table:table-cell office:value-type="string" calcext:value-type="string">
            <text:p>steelmill</text:p>
          </table:table-cell>
          <table:table-cell table:style-name="Default" office:value-type="float" office:value="1.5" calcext:value-type="float">
            <text:p>1.5</text:p>
          </table:table-cell>
          <table:table-cell office:value-type="string" calcext:value-type="string">
            <text:p>iron</text:p>
          </table:table-cell>
          <table:table-cell table:number-columns-repeated="2"/>
          <table:table-cell table:style-name="ce5" office:value-type="float" office:value="1.75" calcext:value-type="float">
            <text:p>1.75</text:p>
          </table:table-cell>
          <table:table-cell office:value-type="string" calcext:value-type="string">
            <text:p>steel</text:p>
          </table:table-cell>
          <table:table-cell table:number-columns-repeated="4"/>
          <table:table-cell table:style-name="ce2" office:value-type="float" office:value="1.25" calcext:value-type="float">
            <text:p>1.25</text:p>
          </table:table-cell>
          <table:table-cell table:style-name="ce2" office:value-type="float" office:value="7" calcext:value-type="float">
            <text:p>7</text:p>
          </table:table-cell>
          <table:table-cell table:style-name="ce4" table:formula="of:=IFNA(VLOOKUP([.C11];[.$A$33:.$C$108];IF([.$B$30]=1;3;2);0);0)*[.B11]" office:value-type="float" office:value="3" calcext:value-type="float">
            <text:p>3</text:p>
          </table:table-cell>
          <table:table-cell table:formula="of:=IFNA(VLOOKUP([.E11];[.$A$33:.$C$108];IF([.$B$30]=1;3;2);0);0)*[.D11]" office:value-type="float" office:value="0" calcext:value-type="float">
            <text:p>0</text:p>
          </table:table-cell>
          <table:table-cell table:formula="of:=IFNA(VLOOKUP([.G11];[.$A$33:.$C$108];IF([.$B$29]=1;2;3);0);0)*[.F11]" office:value-type="float" office:value="10.5" calcext:value-type="float">
            <text:p>10.5</text:p>
          </table:table-cell>
          <table:table-cell table:formula="of:=IFNA(VLOOKUP([.I11];[.$A$33:.$C$108];IF([.$B$29]=1;2;3);0);0)*[.H11]" office:value-type="float" office:value="0" calcext:value-type="float">
            <text:p>0</text:p>
          </table:table-cell>
          <table:table-cell table:formula="of:=IFNA(VLOOKUP([.K11];[.$A$33:.$C$108];IF([.$B$29]=1;2;3);0);0)*[.J11]" office:value-type="float" office:value="0" calcext:value-type="float">
            <text:p>0</text:p>
          </table:table-cell>
          <table:table-cell table:style-name="ce4" table:formula="of:=[.N11]*4+[.O11]*4+[.L11]*4+[.M11]*[.$F$33]" office:value-type="float" office:value="20.92" calcext:value-type="float">
            <text:p>20.92</text:p>
          </table:table-cell>
          <table:table-cell table:formula="of:=[.S11]+[.$F$29]+[.$F$30]+[.$F$31]+[.$F$32]*2" office:value-type="float" office:value="33.72" calcext:value-type="float">
            <text:p>33.72</text:p>
          </table:table-cell>
          <table:table-cell table:formula="of:=[.P11]*4+[.Q11]*4+[.R11]*4" office:value-type="float" office:value="42" calcext:value-type="float">
            <text:p>42</text:p>
          </table:table-cell>
          <table:table-cell table:style-name="ce9" table:formula="of:=[.U11]-[.T11]" office:value-type="float" office:value="8.28" calcext:value-type="float">
            <text:p>8.28</text:p>
          </table:table-cell>
        </table:table-row>
        <table:table-row table:style-name="ro1">
          <table:table-cell office:value-type="string" calcext:value-type="string">
            <text:p>plasticsfactory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i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wood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lastics</text:p>
          </table:table-cell>
          <table:table-cell table:number-columns-repeated="4"/>
          <table:table-cell table:style-name="ce2"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style-name="ce4" table:formula="of:=IFNA(VLOOKUP([.C12];[.$A$33:.$C$108];IF([.$B$30]=1;3;2);0);0)*[.B12]" office:value-type="float" office:value="1.25" calcext:value-type="float">
            <text:p>1.25</text:p>
          </table:table-cell>
          <table:table-cell table:formula="of:=IFNA(VLOOKUP([.E12];[.$A$33:.$C$108];IF([.$B$30]=1;3;2);0);0)*[.D12]" office:value-type="float" office:value="0.5" calcext:value-type="float">
            <text:p>0.5</text:p>
          </table:table-cell>
          <table:table-cell table:formula="of:=IFNA(VLOOKUP([.G12];[.$A$33:.$C$108];IF([.$B$29]=1;2;3);0);0)*[.F12]" office:value-type="float" office:value="10" calcext:value-type="float">
            <text:p>10</text:p>
          </table:table-cell>
          <table:table-cell table:formula="of:=IFNA(VLOOKUP([.I12];[.$A$33:.$C$108];IF([.$B$29]=1;2;3);0);0)*[.H12]" office:value-type="float" office:value="0" calcext:value-type="float">
            <text:p>0</text:p>
          </table:table-cell>
          <table:table-cell table:formula="of:=IFNA(VLOOKUP([.K12];[.$A$33:.$C$108];IF([.$B$29]=1;2;3);0);0)*[.J12]" office:value-type="float" office:value="0" calcext:value-type="float">
            <text:p>0</text:p>
          </table:table-cell>
          <table:table-cell table:style-name="ce4" table:formula="of:=[.N12]*4+[.O12]*4+[.L12]*4+[.M12]*[.$F$33]" office:value-type="float" office:value="17.48" calcext:value-type="float">
            <text:p>17.48</text:p>
          </table:table-cell>
          <table:table-cell table:formula="of:=[.S12]+[.$F$29]+[.$F$30]+[.$F$31]+[.$F$32]*2" office:value-type="float" office:value="30.28" calcext:value-type="float">
            <text:p>30.28</text:p>
          </table:table-cell>
          <table:table-cell table:formula="of:=[.P12]*4+[.Q12]*4+[.R12]*4" office:value-type="float" office:value="40" calcext:value-type="float">
            <text:p>40</text:p>
          </table:table-cell>
          <table:table-cell table:style-name="ce9" table:formula="of:=[.U12]-[.T12]" office:value-type="float" office:value="9.72" calcext:value-type="float">
            <text:p>9.72</text:p>
          </table:table-cell>
        </table:table-row>
        <table:table-row table:style-name="ro1">
          <table:table-cell office:value-type="string" calcext:value-type="string">
            <text:p>furnifactory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woo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lastics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furnitur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" table:formula="of:=IFNA(VLOOKUP([.C13];[.$A$33:.$C$108];IF([.$B$30]=1;3;2);0);0)*[.B13]" office:value-type="float" office:value="1" calcext:value-type="float">
            <text:p>1</text:p>
          </table:table-cell>
          <table:table-cell table:formula="of:=IFNA(VLOOKUP([.E13];[.$A$33:.$C$108];IF([.$B$30]=1;3;2);0);0)*[.D13]" office:value-type="float" office:value="2" calcext:value-type="float">
            <text:p>2</text:p>
          </table:table-cell>
          <table:table-cell table:formula="of:=IFNA(VLOOKUP([.G13];[.$A$33:.$C$108];IF([.$B$29]=1;2;3);0);0)*[.F13]" office:value-type="float" office:value="13" calcext:value-type="float">
            <text:p>13</text:p>
          </table:table-cell>
          <table:table-cell table:formula="of:=IFNA(VLOOKUP([.I13];[.$A$33:.$C$108];IF([.$B$29]=1;2;3);0);0)*[.H13]" office:value-type="float" office:value="0" calcext:value-type="float">
            <text:p>0</text:p>
          </table:table-cell>
          <table:table-cell table:formula="of:=IFNA(VLOOKUP([.K13];[.$A$33:.$C$108];IF([.$B$29]=1;2;3);0);0)*[.J13]" office:value-type="float" office:value="0" calcext:value-type="float">
            <text:p>0</text:p>
          </table:table-cell>
          <table:table-cell table:style-name="ce4" table:formula="of:=[.N13]*4+[.O13]*4+[.L13]*4+[.M13]*[.$F$33]" office:value-type="float" office:value="23.36" calcext:value-type="float">
            <text:p>23.36</text:p>
          </table:table-cell>
          <table:table-cell table:formula="of:=[.S13]+[.$F$29]+[.$F$30]+[.$F$31]+[.$F$32]*2" office:value-type="float" office:value="36.16" calcext:value-type="float">
            <text:p>36.16</text:p>
          </table:table-cell>
          <table:table-cell table:formula="of:=[.P13]*4+[.Q13]*4+[.R13]*4" office:value-type="float" office:value="52" calcext:value-type="float">
            <text:p>52</text:p>
          </table:table-cell>
          <table:table-cell table:style-name="ce9" table:formula="of:=[.U13]-[.T13]" office:value-type="float" office:value="15.84" calcext:value-type="float">
            <text:p>15.84</text:p>
          </table:table-cell>
        </table:table-row>
        <table:table-row table:style-name="ro1">
          <table:table-cell office:value-type="string" calcext:value-type="string">
            <text:p>nanogigafactory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lithiu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pper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atteries</text:p>
          </table:table-cell>
          <table:table-cell table:number-columns-repeated="4"/>
          <table:table-cell table:style-name="ce2"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style-name="ce4" table:formula="of:=IFNA(VLOOKUP([.C14];[.$A$33:.$C$108];IF([.$B$30]=1;3;2);0);0)*[.B14]" office:value-type="float" office:value="3.75" calcext:value-type="float">
            <text:p>3.75</text:p>
          </table:table-cell>
          <table:table-cell table:formula="of:=IFNA(VLOOKUP([.E14];[.$A$33:.$C$108];IF([.$B$30]=1;3;2);0);0)*[.D14]" office:value-type="float" office:value="1.5" calcext:value-type="float">
            <text:p>1.5</text:p>
          </table:table-cell>
          <table:table-cell table:formula="of:=IFNA(VLOOKUP([.G14];[.$A$33:.$C$108];IF([.$B$29]=1;2;3);0);0)*[.F14]" office:value-type="float" office:value="15" calcext:value-type="float">
            <text:p>15</text:p>
          </table:table-cell>
          <table:table-cell table:formula="of:=IFNA(VLOOKUP([.I14];[.$A$33:.$C$108];IF([.$B$29]=1;2;3);0);0)*[.H14]" office:value-type="float" office:value="0" calcext:value-type="float">
            <text:p>0</text:p>
          </table:table-cell>
          <table:table-cell table:formula="of:=IFNA(VLOOKUP([.K14];[.$A$33:.$C$108];IF([.$B$29]=1;2;3);0);0)*[.J14]" office:value-type="float" office:value="0" calcext:value-type="float">
            <text:p>0</text:p>
          </table:table-cell>
          <table:table-cell table:style-name="ce4" table:formula="of:=[.N14]*4+[.O14]*4+[.L14]*4+[.M14]*[.$F$33]" office:value-type="float" office:value="32.6" calcext:value-type="float">
            <text:p>32.6</text:p>
          </table:table-cell>
          <table:table-cell table:formula="of:=[.S14]+[.$F$29]+[.$F$30]+[.$F$31]+[.$F$32]*2" office:value-type="float" office:value="45.4" calcext:value-type="float">
            <text:p>45.4</text:p>
          </table:table-cell>
          <table:table-cell table:formula="of:=[.P14]*4+[.Q14]*4+[.R14]*4" office:value-type="float" office:value="60" calcext:value-type="float">
            <text:p>60</text:p>
          </table:table-cell>
          <table:table-cell table:style-name="ce9" table:formula="of:=[.U14]-[.T14]"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apparelfactory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extiles</text:p>
          </table:table-cell>
          <table:table-cell table:number-columns-repeated="2"/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clothing</text:p>
          </table:table-cell>
          <table:table-cell table:number-columns-repeated="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4" calcext:value-type="float">
            <text:p>4</text:p>
          </table:table-cell>
          <table:table-cell table:style-name="ce4" table:formula="of:=IFNA(VLOOKUP([.C15];[.$A$33:.$C$108];IF([.$B$30]=1;3;2);0);0)*[.B15]" office:value-type="float" office:value="4" calcext:value-type="float">
            <text:p>4</text:p>
          </table:table-cell>
          <table:table-cell table:formula="of:=IFNA(VLOOKUP([.E15];[.$A$33:.$C$108];IF([.$B$30]=1;3;2);0);0)*[.D15]" office:value-type="float" office:value="0" calcext:value-type="float">
            <text:p>0</text:p>
          </table:table-cell>
          <table:table-cell table:formula="of:=IFNA(VLOOKUP([.G15];[.$A$33:.$C$108];IF([.$B$29]=1;2;3);0);0)*[.F15]" office:value-type="float" office:value="7" calcext:value-type="float">
            <text:p>7</text:p>
          </table:table-cell>
          <table:table-cell table:formula="of:=IFNA(VLOOKUP([.I15];[.$A$33:.$C$108];IF([.$B$29]=1;2;3);0);0)*[.H15]" office:value-type="float" office:value="0" calcext:value-type="float">
            <text:p>0</text:p>
          </table:table-cell>
          <table:table-cell table:formula="of:=IFNA(VLOOKUP([.K15];[.$A$33:.$C$108];IF([.$B$29]=1;2;3);0);0)*[.J15]" office:value-type="float" office:value="0" calcext:value-type="float">
            <text:p>0</text:p>
          </table:table-cell>
          <table:table-cell table:style-name="ce4" table:formula="of:=[.N15]*4+[.O15]*4+[.L15]*4+[.M15]*[.$F$33]" office:value-type="float" office:value="20.24" calcext:value-type="float">
            <text:p>20.24</text:p>
          </table:table-cell>
          <table:table-cell table:formula="of:=[.S15]+[.$F$29]+[.$F$30]+[.$F$31]+[.$F$32]*2" office:value-type="float" office:value="33.04" calcext:value-type="float">
            <text:p>33.04</text:p>
          </table:table-cell>
          <table:table-cell table:formula="of:=[.P15]*4+[.Q15]*4+[.R15]*4" office:value-type="float" office:value="28" calcext:value-type="float">
            <text:p>28</text:p>
          </table:table-cell>
          <table:table-cell table:style-name="ce9" table:formula="of:=[.U15]-[.T15]" office:value-type="float" office:value="-5.04000000000001" calcext:value-type="float">
            <text:p>-5.04000000000001</text:p>
          </table:table-cell>
        </table:table-row>
        <table:table-row table:style-name="ro1">
          <table:table-cell office:value-type="string" calcext:value-type="string">
            <text:p>pharmaceuticalslab</text:p>
          </table:table-cell>
          <table:table-cell table:style-name="Default"/>
          <table:table-cell table:number-columns-repeated="3"/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pharmaceuticals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4" table:formula="of:=IFNA(VLOOKUP([.C16];[.$A$33:.$C$108];IF([.$B$30]=1;3;2);0);0)*[.B16]" office:value-type="float" office:value="0" calcext:value-type="float">
            <text:p>0</text:p>
          </table:table-cell>
          <table:table-cell table:formula="of:=IFNA(VLOOKUP([.E16];[.$A$33:.$C$108];IF([.$B$30]=1;3;2);0);0)*[.D16]" office:value-type="float" office:value="0" calcext:value-type="float">
            <text:p>0</text:p>
          </table:table-cell>
          <table:table-cell table:formula="of:=IFNA(VLOOKUP([.G16];[.$A$33:.$C$108];IF([.$B$29]=1;2;3);0);0)*[.F16]" office:value-type="float" office:value="17.5" calcext:value-type="float">
            <text:p>17.5</text:p>
          </table:table-cell>
          <table:table-cell table:formula="of:=IFNA(VLOOKUP([.I16];[.$A$33:.$C$108];IF([.$B$29]=1;2;3);0);0)*[.H16]" office:value-type="float" office:value="0" calcext:value-type="float">
            <text:p>0</text:p>
          </table:table-cell>
          <table:table-cell table:formula="of:=IFNA(VLOOKUP([.K16];[.$A$33:.$C$108];IF([.$B$29]=1;2;3);0);0)*[.J16]" office:value-type="float" office:value="0" calcext:value-type="float">
            <text:p>0</text:p>
          </table:table-cell>
          <table:table-cell table:style-name="ce4" table:formula="of:=[.N16]*4+[.O16]*4+[.L16]*4+[.M16]*[.$F$33]" office:value-type="float" office:value="22.08" calcext:value-type="float">
            <text:p>22.08</text:p>
          </table:table-cell>
          <table:table-cell table:formula="of:=[.S16]+[.$F$29]+[.$F$30]+[.$F$31]+[.$F$32]*2" office:value-type="float" office:value="34.88" calcext:value-type="float">
            <text:p>34.88</text:p>
          </table:table-cell>
          <table:table-cell table:formula="of:=[.P16]*4+[.Q16]*4+[.R16]*4" office:value-type="float" office:value="70" calcext:value-type="float">
            <text:p>70</text:p>
          </table:table-cell>
          <table:table-cell table:style-name="ce9" table:formula="of:=[.U16]-[.T16]" office:value-type="float" office:value="35.12" calcext:value-type="float">
            <text:p>35.12</text:p>
          </table:table-cell>
        </table:table-row>
        <table:table-row table:style-name="ro1">
          <table:table-cell office:value-type="string" calcext:value-type="string">
            <text:p>crystalmine</text:p>
          </table:table-cell>
          <table:table-cell table:style-name="Default"/>
          <table:table-cell table:number-columns-repeated="3"/>
          <table:table-cell table:style-name="ce4" office:value-type="float" office:value="0.5" calcext:value-type="float">
            <text:p>0.5</text:p>
          </table:table-cell>
          <table:table-cell office:value-type="string" calcext:value-type="string">
            <text:p>gemstones</text:p>
          </table:table-cell>
          <table:table-cell table:number-columns-repeated="4"/>
          <table:table-cell table:style-name="ce2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style-name="ce4" table:formula="of:=IFNA(VLOOKUP([.C17];[.$A$33:.$C$108];IF([.$B$30]=1;3;2);0);0)*[.B17]" office:value-type="float" office:value="0" calcext:value-type="float">
            <text:p>0</text:p>
          </table:table-cell>
          <table:table-cell table:formula="of:=IFNA(VLOOKUP([.E17];[.$A$33:.$C$108];IF([.$B$30]=1;3;2);0);0)*[.D17]" office:value-type="float" office:value="0" calcext:value-type="float">
            <text:p>0</text:p>
          </table:table-cell>
          <table:table-cell table:formula="of:=IFNA(VLOOKUP([.G17];[.$A$33:.$C$108];IF([.$B$29]=1;2;3);0);0)*[.F17]" office:value-type="float" office:value="5.5" calcext:value-type="float">
            <text:p>5.5</text:p>
          </table:table-cell>
          <table:table-cell table:formula="of:=IFNA(VLOOKUP([.I17];[.$A$33:.$C$108];IF([.$B$29]=1;2;3);0);0)*[.H17]" office:value-type="float" office:value="0" calcext:value-type="float">
            <text:p>0</text:p>
          </table:table-cell>
          <table:table-cell table:formula="of:=IFNA(VLOOKUP([.K17];[.$A$33:.$C$108];IF([.$B$29]=1;2;3);0);0)*[.J17]" office:value-type="float" office:value="0" calcext:value-type="float">
            <text:p>0</text:p>
          </table:table-cell>
          <table:table-cell table:style-name="ce4" table:formula="of:=[.N17]*4+[.O17]*4+[.L17]*4+[.M17]*[.$F$33]" office:value-type="float" office:value="3" calcext:value-type="float">
            <text:p>3</text:p>
          </table:table-cell>
          <table:table-cell table:formula="of:=[.S17]+[.$F$29]+[.$F$30]+[.$F$31]+[.$F$32]*2" office:value-type="float" office:value="15.8" calcext:value-type="float">
            <text:p>15.8</text:p>
          </table:table-cell>
          <table:table-cell table:formula="of:=[.P17]*4+[.Q17]*4+[.R17]*4" office:value-type="float" office:value="22" calcext:value-type="float">
            <text:p>22</text:p>
          </table:table-cell>
          <table:table-cell table:style-name="ce9" table:formula="of:=[.U17]-[.T17]"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toymanufacturer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plastics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electronics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toy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table:formula="of:=IFNA(VLOOKUP([.C18];[.$A$33:.$C$108];IF([.$B$30]=1;3;2);0);0)*[.B18]" office:value-type="float" office:value="4" calcext:value-type="float">
            <text:p>4</text:p>
          </table:table-cell>
          <table:table-cell table:formula="of:=IFNA(VLOOKUP([.E18];[.$A$33:.$C$108];IF([.$B$30]=1;3;2);0);0)*[.D18]" office:value-type="float" office:value="2.125" calcext:value-type="float">
            <text:p>2.125</text:p>
          </table:table-cell>
          <table:table-cell table:formula="of:=IFNA(VLOOKUP([.G18];[.$A$33:.$C$108];IF([.$B$29]=1;2;3);0);0)*[.F18]" office:value-type="float" office:value="13.75" calcext:value-type="float">
            <text:p>13.75</text:p>
          </table:table-cell>
          <table:table-cell table:formula="of:=IFNA(VLOOKUP([.I18];[.$A$33:.$C$108];IF([.$B$29]=1;2;3);0);0)*[.H18]" office:value-type="float" office:value="0" calcext:value-type="float">
            <text:p>0</text:p>
          </table:table-cell>
          <table:table-cell table:formula="of:=IFNA(VLOOKUP([.K18];[.$A$33:.$C$108];IF([.$B$29]=1;2;3);0);0)*[.J18]" office:value-type="float" office:value="0" calcext:value-type="float">
            <text:p>0</text:p>
          </table:table-cell>
          <table:table-cell table:style-name="ce4" table:formula="of:=[.N18]*4+[.O18]*4+[.L18]*4+[.M18]*[.$F$33]" office:value-type="float" office:value="35.3" calcext:value-type="float">
            <text:p>35.3</text:p>
          </table:table-cell>
          <table:table-cell table:formula="of:=[.S18]+[.$F$29]+[.$F$30]+[.$F$31]+[.$F$32]*2" office:value-type="float" office:value="48.1" calcext:value-type="float">
            <text:p>48.1</text:p>
          </table:table-cell>
          <table:table-cell table:formula="of:=[.P18]*4+[.Q18]*4+[.R18]*4" office:value-type="float" office:value="55" calcext:value-type="float">
            <text:p>55</text:p>
          </table:table-cell>
          <table:table-cell table:style-name="ce9" table:formula="of:=[.U18]-[.T18]" office:value-type="float" office:value="6.90000000000001" calcext:value-type="float">
            <text:p>6.90000000000001</text:p>
          </table:table-cell>
        </table:table-row>
        <table:table-row table:style-name="ro1">
          <table:table-cell office:value-type="string" calcext:value-type="string">
            <text:p>textilemill</text:p>
          </table:table-cell>
          <table:table-cell table:style-name="Default" office:value-type="float" office:value="0.25" calcext:value-type="float">
            <text:p>0.25</text:p>
          </table:table-cell>
          <table:table-cell office:value-type="string" calcext:value-type="string">
            <text:p>wood</text:p>
          </table:table-cell>
          <table:table-cell table:number-columns-repeated="2"/>
          <table:table-cell table:style-name="ce5" office:value-type="float" office:value="1.25" calcext:value-type="float">
            <text:p>1.25</text:p>
          </table:table-cell>
          <table:table-cell office:value-type="string" calcext:value-type="string">
            <text:p>textiles</text:p>
          </table:table-cell>
          <table:table-cell table:number-columns-repeated="4"/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4" calcext:value-type="float">
            <text:p>4</text:p>
          </table:table-cell>
          <table:table-cell table:style-name="ce4" table:formula="of:=IFNA(VLOOKUP([.C19];[.$A$33:.$C$108];IF([.$B$30]=1;3;2);0);0)*[.B19]" office:value-type="float" office:value="0.25" calcext:value-type="float">
            <text:p>0.25</text:p>
          </table:table-cell>
          <table:table-cell table:formula="of:=IFNA(VLOOKUP([.E19];[.$A$33:.$C$108];IF([.$B$30]=1;3;2);0);0)*[.D19]" office:value-type="float" office:value="0" calcext:value-type="float">
            <text:p>0</text:p>
          </table:table-cell>
          <table:table-cell table:formula="of:=IFNA(VLOOKUP([.G19];[.$A$33:.$C$108];IF([.$B$29]=1;2;3);0);0)*[.F19]" office:value-type="float" office:value="6.25" calcext:value-type="float">
            <text:p>6.25</text:p>
          </table:table-cell>
          <table:table-cell table:formula="of:=IFNA(VLOOKUP([.I19];[.$A$33:.$C$108];IF([.$B$29]=1;2;3);0);0)*[.H19]" office:value-type="float" office:value="0" calcext:value-type="float">
            <text:p>0</text:p>
          </table:table-cell>
          <table:table-cell table:formula="of:=IFNA(VLOOKUP([.K19];[.$A$33:.$C$108];IF([.$B$29]=1;2;3);0);0)*[.J19]" office:value-type="float" office:value="0" calcext:value-type="float">
            <text:p>0</text:p>
          </table:table-cell>
          <table:table-cell table:style-name="ce4" table:formula="of:=[.N19]*4+[.O19]*4+[.L19]*4+[.M19]*[.$F$33]" office:value-type="float" office:value="6.24" calcext:value-type="float">
            <text:p>6.24</text:p>
          </table:table-cell>
          <table:table-cell table:formula="of:=[.S19]+[.$F$29]+[.$F$30]+[.$F$31]+[.$F$32]*2" office:value-type="float" office:value="19.04" calcext:value-type="float">
            <text:p>19.04</text:p>
          </table:table-cell>
          <table:table-cell table:formula="of:=[.P19]*4+[.Q19]*4+[.R19]*4" office:value-type="float" office:value="25" calcext:value-type="float">
            <text:p>25</text:p>
          </table:table-cell>
          <table:table-cell table:style-name="ce9" table:formula="of:=[.U19]-[.T19]" office:value-type="float" office:value="5.96" calcext:value-type="float">
            <text:p>5.96</text:p>
          </table:table-cell>
        </table:table-row>
        <table:table-row table:style-name="ro1">
          <table:table-cell office:value-type="string" calcext:value-type="string">
            <text:p>lithiummine</text:p>
          </table:table-cell>
          <table:table-cell table:style-name="Default"/>
          <table:table-cell table:number-columns-repeated="3"/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lithium</text:p>
          </table:table-cell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style-name="ce4" table:formula="of:=IFNA(VLOOKUP([.C20];[.$A$33:.$C$108];IF([.$B$30]=1;3;2);0);0)*[.B20]" office:value-type="float" office:value="0" calcext:value-type="float">
            <text:p>0</text:p>
          </table:table-cell>
          <table:table-cell table:formula="of:=IFNA(VLOOKUP([.E20];[.$A$33:.$C$108];IF([.$B$30]=1;3;2);0);0)*[.D20]" office:value-type="float" office:value="0" calcext:value-type="float">
            <text:p>0</text:p>
          </table:table-cell>
          <table:table-cell table:formula="of:=IFNA(VLOOKUP([.G20];[.$A$33:.$C$108];IF([.$B$29]=1;2;3);0);0)*[.F20]" office:value-type="float" office:value="12" calcext:value-type="float">
            <text:p>12</text:p>
          </table:table-cell>
          <table:table-cell table:formula="of:=IFNA(VLOOKUP([.I20];[.$A$33:.$C$108];IF([.$B$29]=1;2;3);0);0)*[.H20]" office:value-type="float" office:value="0" calcext:value-type="float">
            <text:p>0</text:p>
          </table:table-cell>
          <table:table-cell table:formula="of:=IFNA(VLOOKUP([.K20];[.$A$33:.$C$108];IF([.$B$29]=1;2;3);0);0)*[.J20]" office:value-type="float" office:value="0" calcext:value-type="float">
            <text:p>0</text:p>
          </table:table-cell>
          <table:table-cell table:style-name="ce4" table:formula="of:=[.N20]*4+[.O20]*4+[.L20]*4+[.M20]*[.$F$33]" office:value-type="float" office:value="10" calcext:value-type="float">
            <text:p>10</text:p>
          </table:table-cell>
          <table:table-cell table:formula="of:=[.S20]+[.$F$29]+[.$F$30]+[.$F$31]+[.$F$32]*2" office:value-type="float" office:value="22.8" calcext:value-type="float">
            <text:p>22.8</text:p>
          </table:table-cell>
          <table:table-cell table:formula="of:=[.P20]*4+[.Q20]*4+[.R20]*4" office:value-type="float" office:value="48" calcext:value-type="float">
            <text:p>48</text:p>
          </table:table-cell>
          <table:table-cell table:style-name="ce9" table:formula="of:=[.U20]-[.T20]" office:value-type="float" office:value="25.2" calcext:value-type="float">
            <text:p>25.2</text:p>
          </table:table-cell>
        </table:table-row>
        <table:table-row table:style-name="ro1">
          <table:table-cell office:value-type="string" calcext:value-type="string">
            <text:p>shaftcoalmine</text:p>
          </table:table-cell>
          <table:table-cell table:style-name="Default"/>
          <table:table-cell table:number-columns-repeated="3"/>
          <table:table-cell table:style-name="ce5" office:value-type="float" office:value="1.25" calcext:value-type="float">
            <text:p>1.25</text:p>
          </table:table-cell>
          <table:table-cell office:value-type="string" calcext:value-type="string">
            <text:p>coa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table:formula="of:=IFNA(VLOOKUP([.C21];[.$A$33:.$C$108];IF([.$B$30]=1;3;2);0);0)*[.B21]" office:value-type="float" office:value="0" calcext:value-type="float">
            <text:p>0</text:p>
          </table:table-cell>
          <table:table-cell table:formula="of:=IFNA(VLOOKUP([.E21];[.$A$33:.$C$108];IF([.$B$30]=1;3;2);0);0)*[.D21]" office:value-type="float" office:value="0" calcext:value-type="float">
            <text:p>0</text:p>
          </table:table-cell>
          <table:table-cell table:formula="of:=IFNA(VLOOKUP([.G21];[.$A$33:.$C$108];IF([.$B$29]=1;2;3);0);0)*[.F21]" office:value-type="float" office:value="6.25" calcext:value-type="float">
            <text:p>6.25</text:p>
          </table:table-cell>
          <table:table-cell table:formula="of:=IFNA(VLOOKUP([.I21];[.$A$33:.$C$108];IF([.$B$29]=1;2;3);0);0)*[.H21]" office:value-type="float" office:value="0" calcext:value-type="float">
            <text:p>0</text:p>
          </table:table-cell>
          <table:table-cell table:formula="of:=IFNA(VLOOKUP([.K21];[.$A$33:.$C$108];IF([.$B$29]=1;2;3);0);0)*[.J21]" office:value-type="float" office:value="0" calcext:value-type="float">
            <text:p>0</text:p>
          </table:table-cell>
          <table:table-cell table:style-name="ce4" table:formula="of:=[.N21]*4+[.O21]*4+[.L21]*4+[.M21]*[.$F$33]" office:value-type="float" office:value="6.24" calcext:value-type="float">
            <text:p>6.24</text:p>
          </table:table-cell>
          <table:table-cell table:formula="of:=[.S21]+[.$F$29]+[.$F$30]+[.$F$31]+[.$F$32]*2" office:value-type="float" office:value="19.04" calcext:value-type="float">
            <text:p>19.04</text:p>
          </table:table-cell>
          <table:table-cell table:formula="of:=[.P21]*4+[.Q21]*4+[.R21]*4" office:value-type="float" office:value="25" calcext:value-type="float">
            <text:p>25</text:p>
          </table:table-cell>
          <table:table-cell table:style-name="ce9" table:formula="of:=[.U21]-[.T21]" office:value-type="float" office:value="5.96" calcext:value-type="float">
            <text:p>5.96</text:p>
          </table:table-cell>
        </table:table-row>
        <table:table-row table:style-name="ro1">
          <table:table-cell office:value-type="string" calcext:value-type="string">
            <text:p>mohomine</text:p>
          </table:table-cell>
          <table:table-cell table:style-name="Default"/>
          <table:table-cell table:number-columns-repeated="3"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i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licon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copp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4" table:formula="of:=IFNA(VLOOKUP([.C22];[.$A$33:.$C$108];IF([.$B$30]=1;3;2);0);0)*[.B22]" office:value-type="float" office:value="0" calcext:value-type="float">
            <text:p>0</text:p>
          </table:table-cell>
          <table:table-cell table:formula="of:=IFNA(VLOOKUP([.E22];[.$A$33:.$C$108];IF([.$B$30]=1;3;2);0);0)*[.D22]" office:value-type="float" office:value="0" calcext:value-type="float">
            <text:p>0</text:p>
          </table:table-cell>
          <table:table-cell table:formula="of:=IFNA(VLOOKUP([.G22];[.$A$33:.$C$108];IF([.$B$29]=1;2;3);0);0)*[.F22]" office:value-type="float" office:value="9" calcext:value-type="float">
            <text:p>9</text:p>
          </table:table-cell>
          <table:table-cell table:formula="of:=IFNA(VLOOKUP([.I22];[.$A$33:.$C$108];IF([.$B$29]=1;2;3);0);0)*[.H22]" office:value-type="float" office:value="8.5" calcext:value-type="float">
            <text:p>8.5</text:p>
          </table:table-cell>
          <table:table-cell table:formula="of:=IFNA(VLOOKUP([.K22];[.$A$33:.$C$108];IF([.$B$29]=1;2;3);0);0)*[.J22]" office:value-type="float" office:value="3" calcext:value-type="float">
            <text:p>3</text:p>
          </table:table-cell>
          <table:table-cell table:style-name="ce4" table:formula="of:=[.N22]*4+[.O22]*4+[.L22]*4+[.M22]*[.$F$33]" office:value-type="float" office:value="30.72" calcext:value-type="float">
            <text:p>30.72</text:p>
          </table:table-cell>
          <table:table-cell table:formula="of:=[.S22]+[.$F$29]+[.$F$30]+[.$F$31]+[.$F$32]*2" office:value-type="float" office:value="43.52" calcext:value-type="float">
            <text:p>43.52</text:p>
          </table:table-cell>
          <table:table-cell table:formula="of:=[.P22]*4+[.Q22]*4+[.R22]*4" office:value-type="float" office:value="82" calcext:value-type="float">
            <text:p>82</text:p>
          </table:table-cell>
          <table:table-cell table:style-name="ce9" table:formula="of:=[.U22]-[.T22]" office:value-type="float" office:value="38.48" calcext:value-type="float">
            <text:p>38.48</text:p>
          </table:table-cell>
        </table:table-row>
        <table:table-row table:style-name="ro1">
          <table:table-cell office:value-type="string" calcext:value-type="string">
            <text:p>spacelaunchsite (iron)</text:p>
          </table:table-cell>
          <table:table-cell table:style-name="Default"/>
          <table:table-cell table:number-columns-repeated="3"/>
          <table:table-cell table:style-name="ce5" office:value-type="float" office:value="9.5" calcext:value-type="float">
            <text:p>9.5</text:p>
          </table:table-cell>
          <table:table-cell office:value-type="string" calcext:value-type="string">
            <text:p>iron</text:p>
          </table:table-cell>
          <table:table-cell table:number-columns-repeated="4"/>
          <table:table-cell table:style-name="ce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4" table:formula="of:=IFNA(VLOOKUP([.C23];[.$A$33:.$C$108];IF([.$B$30]=1;3;2);0);0)*[.B23]" office:value-type="float" office:value="0" calcext:value-type="float">
            <text:p>0</text:p>
          </table:table-cell>
          <table:table-cell table:formula="of:=IFNA(VLOOKUP([.E23];[.$A$33:.$C$108];IF([.$B$30]=1;3;2);0);0)*[.D23]" office:value-type="float" office:value="0" calcext:value-type="float">
            <text:p>0</text:p>
          </table:table-cell>
          <table:table-cell table:formula="of:=IFNA(VLOOKUP([.G23];[.$A$33:.$C$108];IF([.$B$29]=1;2;3);0);0)*[.F23]" office:value-type="float" office:value="28.5" calcext:value-type="float">
            <text:p>28.5</text:p>
          </table:table-cell>
          <table:table-cell table:formula="of:=IFNA(VLOOKUP([.I23];[.$A$33:.$C$108];IF([.$B$29]=1;2;3);0);0)*[.H23]" office:value-type="float" office:value="0" calcext:value-type="float">
            <text:p>0</text:p>
          </table:table-cell>
          <table:table-cell table:formula="of:=IFNA(VLOOKUP([.K23];[.$A$33:.$C$108];IF([.$B$29]=1;2;3);0);0)*[.J23]" office:value-type="float" office:value="0" calcext:value-type="float">
            <text:p>0</text:p>
          </table:table-cell>
          <table:table-cell table:style-name="ce4" table:formula="of:=[.N23]*4+[.O23]*4+[.L23]*4+[.M23]*[.$F$33]" office:value-type="float" office:value="31.92" calcext:value-type="float">
            <text:p>31.92</text:p>
          </table:table-cell>
          <table:table-cell table:formula="of:=[.S23]+[.$F$29]+[.$F$30]+[.$F$31]+[.$F$32]*2" office:value-type="float" office:value="44.72" calcext:value-type="float">
            <text:p>44.72</text:p>
          </table:table-cell>
          <table:table-cell table:formula="of:=[.P23]*4+[.Q23]*4+[.R23]*4" office:value-type="float" office:value="114" calcext:value-type="float">
            <text:p>114</text:p>
          </table:table-cell>
          <table:table-cell table:style-name="ce9" table:formula="of:=[.U23]-[.T23]" office:value-type="float" office:value="69.28" calcext:value-type="float">
            <text:p>69.28</text:p>
          </table:table-cell>
        </table:table-row>
        <table:table-row table:style-name="ro1">
          <table:table-cell office:value-type="string" calcext:value-type="string">
            <text:p>spacelaunchsite (copper)</text:p>
          </table:table-cell>
          <table:table-cell table:style-name="Default"/>
          <table:table-cell table:number-columns-repeated="3"/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copper</text:p>
          </table:table-cell>
          <table:table-cell table:number-columns-repeated="4"/>
          <table:table-cell table:style-name="ce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4" table:formula="of:=IFNA(VLOOKUP([.C24];[.$A$33:.$C$108];IF([.$B$30]=1;3;2);0);0)*[.B24]" office:value-type="float" office:value="0" calcext:value-type="float">
            <text:p>0</text:p>
          </table:table-cell>
          <table:table-cell table:formula="of:=IFNA(VLOOKUP([.E24];[.$A$33:.$C$108];IF([.$B$30]=1;3;2);0);0)*[.D24]" office:value-type="float" office:value="0" calcext:value-type="float">
            <text:p>0</text:p>
          </table:table-cell>
          <table:table-cell table:formula="of:=IFNA(VLOOKUP([.G24];[.$A$33:.$C$108];IF([.$B$29]=1;2;3);0);0)*[.F24]" office:value-type="float" office:value="28" calcext:value-type="float">
            <text:p>28</text:p>
          </table:table-cell>
          <table:table-cell table:formula="of:=IFNA(VLOOKUP([.I24];[.$A$33:.$C$108];IF([.$B$29]=1;2;3);0);0)*[.H24]" office:value-type="float" office:value="0" calcext:value-type="float">
            <text:p>0</text:p>
          </table:table-cell>
          <table:table-cell table:formula="of:=IFNA(VLOOKUP([.K24];[.$A$33:.$C$108];IF([.$B$29]=1;2;3);0);0)*[.J24]" office:value-type="float" office:value="0" calcext:value-type="float">
            <text:p>0</text:p>
          </table:table-cell>
          <table:table-cell table:style-name="ce4" table:formula="of:=[.N24]*4+[.O24]*4+[.L24]*4+[.M24]*[.$F$33]" office:value-type="float" office:value="31.92" calcext:value-type="float">
            <text:p>31.92</text:p>
          </table:table-cell>
          <table:table-cell table:formula="of:=[.S24]+[.$F$29]+[.$F$30]+[.$F$31]+[.$F$32]*2" office:value-type="float" office:value="44.72" calcext:value-type="float">
            <text:p>44.72</text:p>
          </table:table-cell>
          <table:table-cell table:formula="of:=[.P24]*4+[.Q24]*4+[.R24]*4" office:value-type="float" office:value="112" calcext:value-type="float">
            <text:p>112</text:p>
          </table:table-cell>
          <table:table-cell table:style-name="ce9" table:formula="of:=[.U24]-[.T24]" office:value-type="float" office:value="67.28" calcext:value-type="float">
            <text:p>67.28</text:p>
          </table:table-cell>
        </table:table-row>
        <table:table-row table:style-name="ro1">
          <table:table-cell office:value-type="string" calcext:value-type="string">
            <text:p>spacelaunchsite (lithium)</text:p>
          </table:table-cell>
          <table:table-cell table:style-name="Default"/>
          <table:table-cell table:number-columns-repeated="3"/>
          <table:table-cell table:style-name="ce5" office:value-type="float" office:value="3.5" calcext:value-type="float">
            <text:p>3.5</text:p>
          </table:table-cell>
          <table:table-cell office:value-type="string" calcext:value-type="string">
            <text:p>lithium</text:p>
          </table:table-cell>
          <table:table-cell table:number-columns-repeated="4"/>
          <table:table-cell table:style-name="ce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4" table:formula="of:=IFNA(VLOOKUP([.C25];[.$A$33:.$C$108];IF([.$B$30]=1;3;2);0);0)*[.B25]" office:value-type="float" office:value="0" calcext:value-type="float">
            <text:p>0</text:p>
          </table:table-cell>
          <table:table-cell table:formula="of:=IFNA(VLOOKUP([.E25];[.$A$33:.$C$108];IF([.$B$30]=1;3;2);0);0)*[.D25]" office:value-type="float" office:value="0" calcext:value-type="float">
            <text:p>0</text:p>
          </table:table-cell>
          <table:table-cell table:formula="of:=IFNA(VLOOKUP([.G25];[.$A$33:.$C$108];IF([.$B$29]=1;2;3);0);0)*[.F25]" office:value-type="float" office:value="28" calcext:value-type="float">
            <text:p>28</text:p>
          </table:table-cell>
          <table:table-cell table:formula="of:=IFNA(VLOOKUP([.I25];[.$A$33:.$C$108];IF([.$B$29]=1;2;3);0);0)*[.H25]" office:value-type="float" office:value="0" calcext:value-type="float">
            <text:p>0</text:p>
          </table:table-cell>
          <table:table-cell table:formula="of:=IFNA(VLOOKUP([.K25];[.$A$33:.$C$108];IF([.$B$29]=1;2;3);0);0)*[.J25]" office:value-type="float" office:value="0" calcext:value-type="float">
            <text:p>0</text:p>
          </table:table-cell>
          <table:table-cell table:style-name="ce4" table:formula="of:=[.N25]*4+[.O25]*4+[.L25]*4+[.M25]*[.$F$33]" office:value-type="float" office:value="31.92" calcext:value-type="float">
            <text:p>31.92</text:p>
          </table:table-cell>
          <table:table-cell table:formula="of:=[.S25]+[.$F$29]+[.$F$30]+[.$F$31]+[.$F$32]*2" office:value-type="float" office:value="44.72" calcext:value-type="float">
            <text:p>44.72</text:p>
          </table:table-cell>
          <table:table-cell table:formula="of:=[.P25]*4+[.Q25]*4+[.R25]*4" office:value-type="float" office:value="112" calcext:value-type="float">
            <text:p>112</text:p>
          </table:table-cell>
          <table:table-cell table:style-name="ce9" table:formula="of:=[.U25]-[.T25]" office:value-type="float" office:value="67.28" calcext:value-type="float">
            <text:p>67.28</text:p>
          </table:table-cell>
        </table:table-row>
        <table:table-row table:style-name="ro1">
          <table:table-cell office:value-type="string" calcext:value-type="string">
            <text:p>spacelaunchsite (uranium)</text:p>
          </table:table-cell>
          <table:table-cell table:style-name="Default"/>
          <table:table-cell table:number-columns-repeated="3"/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uranium</text:p>
          </table:table-cell>
          <table:table-cell table:number-columns-repeated="4"/>
          <table:table-cell table:style-name="ce2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4" table:formula="of:=IFNA(VLOOKUP([.C26];[.$A$33:.$C$108];IF([.$B$30]=1;3;2);0);0)*[.B26]" office:value-type="float" office:value="0" calcext:value-type="float">
            <text:p>0</text:p>
          </table:table-cell>
          <table:table-cell table:formula="of:=IFNA(VLOOKUP([.E26];[.$A$33:.$C$108];IF([.$B$30]=1;3;2);0);0)*[.D26]" office:value-type="float" office:value="0" calcext:value-type="float">
            <text:p>0</text:p>
          </table:table-cell>
          <table:table-cell table:formula="of:=IFNA(VLOOKUP([.G26];[.$A$33:.$C$108];IF([.$B$29]=1;2;3);0);0)*[.F26]" office:value-type="float" office:value="27.5" calcext:value-type="float">
            <text:p>27.5</text:p>
          </table:table-cell>
          <table:table-cell table:formula="of:=IFNA(VLOOKUP([.I26];[.$A$33:.$C$108];IF([.$B$29]=1;2;3);0);0)*[.H26]" office:value-type="float" office:value="0" calcext:value-type="float">
            <text:p>0</text:p>
          </table:table-cell>
          <table:table-cell table:formula="of:=IFNA(VLOOKUP([.K26];[.$A$33:.$C$108];IF([.$B$29]=1;2;3);0);0)*[.J26]" office:value-type="float" office:value="0" calcext:value-type="float">
            <text:p>0</text:p>
          </table:table-cell>
          <table:table-cell table:style-name="ce4" table:formula="of:=[.N26]*4+[.O26]*4+[.L26]*4+[.M26]*[.$F$33]" office:value-type="float" office:value="31.92" calcext:value-type="float">
            <text:p>31.92</text:p>
          </table:table-cell>
          <table:table-cell table:formula="of:=[.S26]+[.$F$29]+[.$F$30]+[.$F$31]+[.$F$32]*2" office:value-type="float" office:value="44.72" calcext:value-type="float">
            <text:p>44.72</text:p>
          </table:table-cell>
          <table:table-cell table:formula="of:=[.P26]*4+[.Q26]*4+[.R26]*4" office:value-type="float" office:value="110" calcext:value-type="float">
            <text:p>110</text:p>
          </table:table-cell>
          <table:table-cell table:style-name="ce9" table:formula="of:=[.U26]-[.T26]" office:value-type="float" office:value="65.28" calcext:value-type="float">
            <text:p>65.28</text:p>
          </table:table-cell>
        </table:table-row>
        <table:table-row table:style-name="ro1">
          <table:table-cell/>
          <table:table-cell table:style-name="Default"/>
          <table:table-cell table:number-columns-repeated="20"/>
        </table:table-row>
        <table:table-row table:style-name="ro1">
          <table:table-cell office:value-type="string" calcext:value-type="string">
            <text:p>Flags:</text:p>
          </table:table-cell>
          <table:table-cell table:style-name="Default"/>
          <table:table-cell table:number-columns-repeated="2"/>
          <table:table-cell office:value-type="string" calcext:value-type="string">
            <text:p>Minimum service coverage costs: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ll the outpu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olice</text:p>
          </table:table-cell>
          <table:table-cell office:value-type="float" office:value="0.8" calcext:value-type="float">
            <text:p>0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uy the inpu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ire</text:p>
          </table:table-cell>
          <table:table-cell office:value-type="float" office:value="0.8" calcext:value-type="float">
            <text:p>0.8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Health</text:p>
          </table:table-cell>
          <table:table-cell office:value-type="float" office:value="3.2" calcext:value-type="float">
            <text:p>3.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source prices</text:p>
          </table:table-cell>
          <table:table-cell table:style-name="Default" office:value-type="string" calcext:value-type="string">
            <text:p>Sell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Est. road co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This is the main value-killer; road cost currently just varies by city size, from 0 to ~5.4, basically log10(PeakPopulation / 100) * 2 flunds a day; combo of two techs cuts it in half, and post office cuts it by 5%, so ~2.4 a day late-game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ncrete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[.C33]/[.B33]-1" office:value-type="percentage" office:value="0.5" calcext:value-type="percentage">
            <text:p>50%</text:p>
          </table:table-cell>
          <table:table-cell office:value-type="string" calcext:value-type="string">
            <text:p>Power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per M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4.5" calcext:value-type="float">
            <text:p>4.5</text:p>
          </table:table-cell>
          <table:table-cell table:style-name="ce2" office:value-type="float" office:value="5.5" calcext:value-type="float">
            <text:p>5.5</text:p>
          </table:table-cell>
          <table:table-cell table:style-name="ce3" table:formula="of:=[.C34]/[.B34]-1" office:value-type="percentage" office:value="0.222222222222222" calcext:value-type="percentage">
            <text:p>22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ron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[.C35]/[.B35]-1" office:value-type="percentage" office:value="0.5" calcext:value-type="percentage">
            <text:p>50%</text:p>
          </table:table-cell>
          <table:table-cell table:number-columns-repeated="2"/>
          <table:table-cell table:style-name="ce8" office:value-type="string" calcext:value-type="string">
            <text:p>Resource consumers and power producers:</text:p>
          </table:table-cell>
          <table:table-cell/>
          <table:table-cell office:value-type="string" calcext:value-type="string">
            <text:p>Upkeep min</text:p>
          </table:table-cell>
          <table:table-cell office:value-type="string" calcext:value-type="string">
            <text:p>Upkeep max (if fully upgraded)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in1type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ost/W/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icks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[.C36]/[.B36]-1" office:value-type="percentage" office:value="0.5" calcext:value-type="percentage">
            <text:p>50%</text:p>
          </table:table-cell>
          <table:table-cell table:number-columns-repeated="2"/>
          <table:table-cell office:value-type="string" calcext:value-type="string">
            <text:p>Sit Happen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urnitu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[.C37]/[.B37]-1" office:value-type="percentage" office:value="0.5" calcext:value-type="percentage">
            <text:p>50%</text:p>
          </table:table-cell>
          <table:table-cell table:number-columns-repeated="2"/>
          <table:table-cell office:value-type="string" calcext:value-type="string">
            <text:p>Imported power</text:p>
          </table:table-cell>
          <table:table-cell office:value-type="float" office:value="1" calcext:value-type="float">
            <text:p>1</text:p>
          </table:table-cell>
          <table:table-cell table:formula="of:=0.36*4" office:value-type="float" office:value="1.44" calcext:value-type="float">
            <text:p>1.44</text:p>
          </table:table-cell>
          <table:table-cell table:formula="of:=0.36*4" office:value-type="float" office:value="1.44" calcext:value-type="float">
            <text:p>1.44</text:p>
          </table:table-cell>
          <table:table-cell table:number-columns-repeated="3"/>
          <table:table-cell table:formula="of:=[.I37]/[.H37]" office:value-type="float" office:value="1.44" calcext:value-type="float">
            <text:p>1.44</text:p>
          </table:table-cell>
          <table:table-cell table:formula="of:=[.J37]/[.H37]" office:value-type="float" office:value="1.44" calcext:value-type="float">
            <text:p>1.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mber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[.C38]/[.B38]-1" office:value-type="percentage" office:value="0.333333333333333" calcext:value-type="percentage">
            <text:p>33%</text:p>
          </table:table-cell>
          <table:table-cell table:number-columns-repeated="2"/>
          <table:table-cell office:value-type="string" calcext:value-type="string">
            <text:p>Win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table:formula="of:=[.I38]/[.H38]" office:value-type="float" office:value="0.6" calcext:value-type="float">
            <text:p>0.6</text:p>
          </table:table-cell>
          <table:table-cell table:formula="of:=[.J38]/[.H38]" office:value-type="float" office:value="0.6" calcext:value-type="float">
            <text:p>0.6</text:p>
          </table:table-cell>
          <table:table-cell office:value-type="string" calcext:value-type="string">
            <text:p>0.8 if not upgrad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el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formula="of:=[.C39]/[.B39]-1" office:value-type="percentage" office:value="0.2" calcext:value-type="percentage">
            <text:p>20%</text:p>
          </table:table-cell>
          <table:table-cell table:number-columns-repeated="2"/>
          <table:table-cell office:value-type="string" calcext:value-type="string">
            <text:p>Solar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3"/>
          <table:table-cell table:formula="of:=[.I39]/[.H39]" office:value-type="float" office:value="0.436363636363636" calcext:value-type="float">
            <text:p>0.436363636363636</text:p>
          </table:table-cell>
          <table:table-cell table:formula="of:=[.J39]/[.H39]" office:value-type="float" office:value="0.436363636363636" calcext:value-type="float">
            <text:p>0.436363636363636</text:p>
          </table:table-cell>
          <table:table-cell office:value-type="string" calcext:value-type="string">
            <text:p>0.56 if not upgrad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[.C40]/[.B40]-1" office:value-type="percentage" office:value="0.666666666666667" calcext:value-type="percentage">
            <text:p>67%</text:p>
          </table:table-cell>
          <table:table-cell table:number-columns-repeated="2"/>
          <table:table-cell office:value-type="string" calcext:value-type="string">
            <text:p>Oil</text:p>
          </table:table-cell>
          <table:table-cell office:value-type="float" office:value="250" calcext:value-type="float">
            <text:p>250</text:p>
          </table:table-cell>
          <table:table-cell table:formula="of:=28+4*5" office:value-type="float" office:value="48" calcext:value-type="float">
            <text:p>48</text:p>
          </table:table-cell>
          <table:table-cell table:formula="of:=28+4*8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il</text:p>
          </table:table-cell>
          <table:table-cell/>
          <table:table-cell table:formula="of:=[.I40]/[.H40]" office:value-type="float" office:value="0.192" calcext:value-type="float">
            <text:p>0.192</text:p>
          </table:table-cell>
          <table:table-cell table:formula="of:=[.J40]/[.H40]" office:value-type="float" office:value="0.24" calcext:value-type="float">
            <text:p>0.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" table:formula="of:=[.C41]/[.B41]-1" office:value-type="percentage" office:value="0.5" calcext:value-type="percentage">
            <text:p>50%</text:p>
          </table:table-cell>
          <table:table-cell table:number-columns-repeated="2"/>
          <table:table-cell office:value-type="string" calcext:value-type="string">
            <text:p>Geothermal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3"/>
          <table:table-cell table:formula="of:=[.I41]/[.H41]" office:value-type="float" office:value="0.256" calcext:value-type="float">
            <text:p>0.256</text:p>
          </table:table-cell>
          <table:table-cell table:formula="of:=[.J41]/[.H41]" office:value-type="float" office:value="0.256" calcext:value-type="float">
            <text:p>0.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al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[.C42]/[.B42]-1" office:value-type="percentage" office:value="0.25" calcext:value-type="percentage">
            <text:p>25%</text:p>
          </table:table-cell>
          <table:table-cell table:number-columns-repeated="2"/>
          <table:table-cell office:value-type="string" calcext:value-type="string">
            <text:p>Coal</text:p>
          </table:table-cell>
          <table:table-cell office:value-type="float" office:value="300" calcext:value-type="float">
            <text:p>300</text:p>
          </table:table-cell>
          <table:table-cell table:formula="of:=40+4*4" office:value-type="float" office:value="56" calcext:value-type="float">
            <text:p>56</text:p>
          </table:table-cell>
          <table:table-cell table:formula="of:=40+4*5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al</text:p>
          </table:table-cell>
          <table:table-cell/>
          <table:table-cell table:formula="of:=[.I42]/[.H42]" office:value-type="float" office:value="0.186666666666667" calcext:value-type="float">
            <text:p>0.186666666666667</text:p>
          </table:table-cell>
          <table:table-cell table:formula="of:=[.J42]/[.H42]" office:value-type="float" office:value="0.2" calcext:value-type="float">
            <text:p>0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per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3" table:formula="of:=[.C43]/[.B43]-1" office:value-type="percentage" office:value="0.333333333333333" calcext:value-type="percentage">
            <text:p>33%</text:p>
          </table:table-cell>
          <table:table-cell table:number-columns-repeated="2"/>
          <table:table-cell office:value-type="string" calcext:value-type="string">
            <text:p>Nuclear</text:p>
          </table:table-cell>
          <table:table-cell office:value-type="float" office:value="650" calcext:value-type="float">
            <text:p>650</text:p>
          </table:table-cell>
          <table:table-cell table:formula="of:=60+4*9" office:value-type="float" office:value="96" calcext:value-type="float">
            <text:p>96</text:p>
          </table:table-cell>
          <table:table-cell table:formula="of:=60+4*11"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ranium</text:p>
          </table:table-cell>
          <table:table-cell/>
          <table:table-cell table:formula="of:=[.I43]/[.H43]" office:value-type="float" office:value="0.147692307692308" calcext:value-type="float">
            <text:p>0.147692307692308</text:p>
          </table:table-cell>
          <table:table-cell table:formula="of:=[.J43]/[.H43]" office:value-type="float" office:value="0.16" calcext:value-type="float">
            <text:p>0.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mstones</text:p>
          </table:table-cell>
          <table:table-cell office:value-type="float" office:value="9.5" calcext:value-type="float">
            <text:p>9.5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formula="of:=[.C44]/[.B44]-1" office:value-type="percentage" office:value="0.157894736842105" calcext:value-type="percentage">
            <text:p>16%</text:p>
          </table:table-cell>
          <table:table-cell table:number-columns-repeated="2"/>
          <table:table-cell office:value-type="string" calcext:value-type="string">
            <text:p>Fusion</text:p>
          </table:table-cell>
          <table:table-cell office:value-type="float" office:value="1000" calcext:value-type="float">
            <text:p>1000</text:p>
          </table:table-cell>
          <table:table-cell table:formula="of:=120+4*12" office:value-type="float" office:value="168" calcext:value-type="float">
            <text:p>168</text:p>
          </table:table-cell>
          <table:table-cell table:formula="of:=120+4*15"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tium</text:p>
          </table:table-cell>
          <table:table-cell office:value-type="string" calcext:value-type="string">
            <text:p>(or 0.25 tritium, 0.25 lithium when upgraded)</text:p>
          </table:table-cell>
          <table:table-cell table:formula="of:=[.I44]/[.H44]" office:value-type="float" office:value="0.168" calcext:value-type="float">
            <text:p>0.168</text:p>
          </table:table-cell>
          <table:table-cell table:formula="of:=[.J44]/[.H44]" office:value-type="float" office:value="0.18" calcext:value-type="float">
            <text:p>0.18</text:p>
          </table:table-cell>
          <table:table-cell office:value-type="string" calcext:value-type="string">
            <text:p>much less when upgrad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[.C45]/[.B45]-1" office:value-type="percentage" office:value="0.6" calcext:value-type="percentage">
            <text:p>6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3" table:formula="of:=[.C46]/[.B46]-1" office:value-type="percentage" office:value="0.6" calcext:value-type="percentage">
            <text:p>6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lastics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[.C47]/[.B47]-1" office:value-type="percentage" office:value="0.25" calcext:value-type="percentage">
            <text:p>25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ubber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[.C48]/[.B48]-1" office:value-type="percentage" office:value="0.5" calcext:value-type="percentage">
            <text:p>5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[.C49]/[.B49]-1" office:value-type="percentage" office:value="0.5" calcext:value-type="percentage">
            <text:p>5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licon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8.5" calcext:value-type="float">
            <text:p>8.5</text:p>
          </table:table-cell>
          <table:table-cell table:style-name="ce3" table:formula="of:=[.C50]/[.B50]-1" office:value-type="percentage" office:value="0.214285714285714" calcext:value-type="percentage">
            <text:p>21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xtiles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3" table:formula="of:=[.C51]/[.B51]-1" office:value-type="percentage" office:value="0.25" calcext:value-type="percentage">
            <text:p>25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ritium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3" table:formula="of:=[.C52]/[.B52]-1" office:value-type="percentage" office:value="0.25" calcext:value-type="percentage">
            <text:p>25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uranium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formula="of:=[.C53]/[.B53]-1" office:value-type="percentage" office:value="0.222222222222222" calcext:value-type="percentage">
            <text:p>22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pps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3" table:formula="of:=[.C54]/[.B54]-1" office:value-type="percentage" office:value="0.272727272727273" calcext:value-type="percentage">
            <text:p>27%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batteries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3" table:formula="of:=[.C55]/[.B55]-1" office:value-type="percentage" office:value="0.25" calcext:value-type="percentage">
            <text:p>25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othing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style-name="ce3" table:formula="of:=[.C56]/[.B56]-1" office:value-type="percentage" office:value="0.272727272727273" calcext:value-type="percentage">
            <text:p>27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float" office:value="8.5" calcext:value-type="float">
            <text:p>8.5</text:p>
          </table:table-cell>
          <table:table-cell table:style-name="ce2" office:value-type="float" office:value="10" calcext:value-type="float">
            <text:p>10</text:p>
          </table:table-cell>
          <table:table-cell table:style-name="ce3" table:formula="of:=[.C57]/[.B57]-1" office:value-type="percentage" office:value="0.176470588235294" calcext:value-type="percentage">
            <text:p>18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urniture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style-name="ce3" table:formula="of:=[.C58]/[.B58]-1" office:value-type="percentage" office:value="0.3" calcext:value-type="percentage">
            <text:p>3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3" table:formula="of:=[.C59]/[.B59]-1" office:value-type="percentage" office:value="0.5" calcext:value-type="percentage">
            <text:p>5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armaceuticals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[.C60]/[.B60]-1" office:value-type="percentage" office:value="0.4" calcext:value-type="percentage">
            <text:p>40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oys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.5" calcext:value-type="float">
            <text:p>5.5</text:p>
          </table:table-cell>
          <table:table-cell table:style-name="ce3" table:formula="of:=[.C61]/[.B61]-1" office:value-type="percentage" office:value="0.1" calcext:value-type="percentage">
            <text:p>10%</text:p>
          </table:table-cell>
          <table:table-cell table:number-columns-repeated="18"/>
        </table:table-row>
        <calcext:conditional-formats>
          <calcext:conditional-format calcext:target-range-address="FactoryProd.V2:FactoryProd.V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cc00"/>
            </calcext:color-scale>
          </calcext:conditional-format>
          <calcext:conditional-format calcext:target-range-address="FactoryProd.D33:FactoryProd.D61">
            <calcext:color-scale>
              <calcext:color-scale-entry calcext:value="0" calcext:type="minimum" calcext:color="#3faf4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4-11-10T18:11:41.379000000</dc:date>
    <dc:creator>DeProgrammer </dc:creator>
    <meta:editing-duration>PT40M47S</meta:editing-duration>
    <meta:editing-cycles>4</meta:editing-cycles>
    <meta:generator>LibreOffice/6.3.3.2$Windows_X86_64 LibreOffice_project/a64200df03143b798afd1ec74a12ab50359878ed</meta:generator>
    <meta:document-statistic meta:table-count="1" meta:cell-count="618" meta:object-count="0"/>
  </office:meta>
</office:document-meta>
</file>